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align="center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072ab7" officeooo:paragraph-rsid="000d36d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072ab7" officeooo:paragraph-rsid="000fd9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072ab7" officeooo:paragraph-rsid="00107ed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0e085a" officeooo:paragraph-rsid="000e085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0fd941" officeooo:paragraph-rsid="000fd94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107ed2" officeooo:paragraph-rsid="00107ed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  <style:text-properties fo:font-variant="normal" fo:text-transform="none" fo:color="#333333" style:font-name="Arial" fo:font-size="12pt" fo:letter-spacing="normal" fo:font-style="normal" fo:font-weight="normal" officeooo:rsid="00123f7e" officeooo:paragraph-rsid="00123f7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72ab7" style:font-size-asian="11pt" style:font-size-complex="11pt"/>
    </style:style>
    <style:style style:name="P11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72ab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72ab7" officeooo:paragraph-rsid="0007b00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normal" officeooo:rsid="000ac3aa" officeooo:paragraph-rsid="000ac3aa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bold" officeooo:rsid="00072ab7" officeooo:paragraph-rsid="00072ab7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in" fo:margin-right="0in" fo:line-height="150%" fo:text-align="start" style:justify-single-word="false" fo:widows="1" fo:text-indent="0in" style:auto-text-indent="false"/>
      <style:text-properties fo:font-variant="normal" fo:text-transform="none" fo:color="#333333" style:font-name="Arial" fo:font-size="11pt" fo:letter-spacing="normal" fo:font-style="normal" fo:font-weight="bold" officeooo:rsid="00072ab7" officeooo:paragraph-rsid="0007b00e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ab7" style:font-weight-asian="bold" style:font-weight-complex="bold"/>
    </style:style>
    <style:style style:name="T3" style:family="text">
      <style:text-properties fo:font-weight="bold" officeooo:rsid="0007b00e" style:font-weight-asian="bold" style:font-weight-complex="bold"/>
    </style:style>
    <style:style style:name="T4" style:family="text">
      <style:text-properties fo:font-weight="bold" officeooo:rsid="000907e2" style:font-weight-asian="bold" style:font-weight-complex="bold"/>
    </style:style>
    <style:style style:name="T5" style:family="text">
      <style:text-properties fo:font-weight="bold" officeooo:rsid="000fd941" style:font-weight-asian="bold" style:font-weight-complex="bold"/>
    </style:style>
    <style:style style:name="T6" style:family="text">
      <style:text-properties fo:font-weight="bold" officeooo:rsid="00103970" style:font-weight-asian="bold" style:font-weight-complex="bold"/>
    </style:style>
    <style:style style:name="T7" style:family="text">
      <style:text-properties fo:font-weight="bold" officeooo:rsid="00107ed2" style:font-weight-asian="bold" style:font-weight-complex="bold"/>
    </style:style>
    <style:style style:name="T8" style:family="text">
      <style:text-properties fo:font-weight="bold" officeooo:rsid="00123f7e" style:font-weight-asian="bold" style:font-weight-complex="bold"/>
    </style:style>
    <style:style style:name="T9" style:family="text">
      <style:text-properties officeooo:rsid="0007b00e"/>
    </style:style>
    <style:style style:name="T10" style:family="text">
      <style:text-properties officeooo:rsid="000907e2"/>
    </style:style>
    <style:style style:name="T11" style:family="text">
      <style:text-properties officeooo:rsid="000d36d3"/>
    </style:style>
    <style:style style:name="T12" style:family="text">
      <style:text-properties officeooo:rsid="000fd941"/>
    </style:style>
    <style:style style:name="T13" style:family="text">
      <style:text-properties officeooo:rsid="00103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</text:span><text:span text:style-name="T1">rogrammer </text:span><text:span text:style-name="T2">internship</text:span><text:span text:style-name="T1"> questionnaire</text:span> </text:p>
      <text:p text:style-name="P2"/>
      <text:p text:style-name="P2">[1] Basic Information </text:p>
      <text:p text:style-name="P2"/>
      <text:p text:style-name="P10">1. <text:s/>First name: <text:s/><text:span text:style-name="T1">Yi</text:span></text:p>
      <text:p text:style-name="P10"><text:s text:c="5"/>Last name : <text:span text:style-name="T1">Xue</text:span></text:p>
      <text:p text:style-name="P10"><text:s text:c="5"/>Address : <text:span text:style-name="T1">36 Huntington Rd. #2R</text:span></text:p>
      <text:p text:style-name="P10"><text:s text:c="21"/><text:span text:style-name="T1">New Haven, CT 06512</text:span></text:p>
      <text:p text:style-name="P10"/>
      <text:p text:style-name="P11">2. <text:s/>Email : <text:a xlink:type="simple" xlink:href="mailto:yxuecs@gmail.com"><text:span text:style-name="T1">yxuecs@gmail.com</text:span></text:a></text:p>
      <text:p text:style-name="P11"><text:s text:c="5"/>Ph : <text:span text:style-name="T1">203-500-6378</text:span></text:p>
      <text:p text:style-name="P11"/>
      <text:p text:style-name="P11">3. Highest level of formal education : <text:span text:style-name="T1">Ph.D.</text:span></text:p>
      <text:p text:style-name="P11"/>
      <text:p text:style-name="P11">4. Education :</text:p>
      <text:p text:style-name="P11"><text:s text:c="13"/>University <text:s text:c="61"/>Area <text:s text:c="42"/>Degree</text:p>
      <text:p text:style-name="P11"><text:s text:c="5"/><text:span text:style-name="T1">University of New Haven (US) <text:s text:c="29"/>Computer Science <text:s text:c="26"/>M.S.</text:span></text:p>
      <text:p text:style-name="P14"><text:s text:c="5"/>Northwestern University (US) <text:s text:c="23"/>Biochemistry and Life science <text:s text:c="12"/>Ph.D.</text:p>
      <text:p text:style-name="P14"><text:s text:c="5"/>University of Sci and Tec of China (CN) <text:s text:c="17"/>Chemistry <text:s text:c="36"/>M.S.</text:p>
      <text:p text:style-name="P14"><text:s text:c="5"/>Xiamen University (CN) <text:s text:c="44"/>Chemistry <text:s text:c="36"/>B.S.</text:p>
      <text:p text:style-name="P11"/>
      <text:p text:style-name="P11">5. <text:s/>GPA :</text:p>
      <text:p text:style-name="P11"><text:s text:c="7"/><text:span text:style-name="T1">University of New Haven <text:s text:c="5"/>4.0</text:span></text:p>
      <text:p text:style-name="P11"/>
      <text:p text:style-name="P11">6. <text:s text:c="2"/>Skills required :</text:p>
      <text:p text:style-name="P11">- Complete familiarity with Windows and /or Mac :</text:p>
      <text:p text:style-name="P11"><text:s text:c="6"/><text:span text:style-name="T1">Use window OS in daily life and <text:s/>do coding on it. Very proficient. </text:span></text:p>
      <text:p text:style-name="P14"><text:s text:c="6"/>Do not use Mac often, however, took the iOS development course, and developed a mobile project <text:s/><text:span text:style-name="T9">in Xcode. Have some level of familiarity. </text:span></text:p>
      <text:p text:style-name="P11"><text:s text:c="5"/></text:p>
      <text:p text:style-name="P11">- <text:span text:style-name="T9">SQL :</text:span></text:p>
      <text:p text:style-name="P11"><text:s text:c="6"/><text:span text:style-name="T3">Very skilled with SQL. Developed a web-based database project with MySql and Java. </text:span></text:p>
      <text:p text:style-name="P11"/>
      <text:p text:style-name="P11">- <text:span text:style-name="T9">Excel and VBA :</text:span></text:p>
      <text:p text:style-name="P11"><text:s text:c="6"/><text:span text:style-name="T3">Used excel to process experimental data before, wrote some simple VBA script to automate the data processing. Overall, it is easy for me though I did not do extensive work on them. </text:span></text:p>
      <text:p text:style-name="P11"/>
      <text:p text:style-name="P12"><text:soft-page-break/>- <text:span text:style-name="T9">OO programing :</text:span></text:p>
      <text:p text:style-name="P12"><text:s text:c="4"/><text:span text:style-name="T3">Very familiar with Java, as it is my major coding language. Used it for various course assignments, such as cryptography algorithms and web back-end development. </text:span></text:p>
      <text:p text:style-name="P15"><text:s text:c="4"/><text:span text:style-name="T9">Have experiences with C++, <text:s/>used it in data structures courses. </text:span></text:p>
      <text:p text:style-name="P15"/>
      <text:p text:style-name="P12"><text:span text:style-name="T9">7</text:span>. <text:s text:c="2"/>Skills <text:span text:style-name="T9">desired</text:span> :</text:p>
      <text:p text:style-name="P12">- <text:s/><text:span text:style-name="T9">programing with .NET or .COM</text:span></text:p>
      <text:p text:style-name="P12"><text:s text:c="6"/><text:span text:style-name="T3">No experiences</text:span></text:p>
      <text:p text:style-name="P12"><text:span text:style-name="T3"/></text:p>
      <text:p text:style-name="P12">- <text:s/><text:span text:style-name="T9">previous experience with trading platforms by Interactive Brokers, TD Ameritrade...</text:span></text:p>
      <text:p text:style-name="P12"><text:s text:c="6"/><text:span text:style-name="T3">No experiences</text:span></text:p>
      <text:p text:style-name="P12"><text:span text:style-name="T3"/></text:p>
      <text:p text:style-name="P12"><text:span text:style-name="T9">- <text:s/>experience with APIs</text:span></text:p>
      <text:p text:style-name="P12"><text:s text:c="6"/><text:span text:style-name="T3">Developed some small programs to communicate with APIs, such as google map and amazon product API. <text:s/></text:span><text:span text:style-name="T4">Also developed some test RESTful APIs with JavaEE for learning purpose. </text:span></text:p>
      <text:p text:style-name="P12"><text:span text:style-name="T4"/></text:p>
      <text:p text:style-name="P12"><text:span text:style-name="T10">- <text:s/>internet and Network infrastructure</text:span></text:p>
      <text:p text:style-name="P12"><text:s text:c="7"/><text:span text:style-name="T4">Havee a good understanding of internet and Network infrastructure from the course “computer networks and data communication”.</text:span></text:p>
      <text:p text:style-name="P12"><text:span text:style-name="T4"/></text:p>
      <text:p text:style-name="P12"><text:span text:style-name="T10">- understanding of some of the more popular cloud technologies</text:span></text:p>
      <text:p text:style-name="P12"><text:s text:c="8"/><text:span text:style-name="T4">Limited knowledge from internet. </text:span></text:p>
      <text:p text:style-name="P12"/>
      <text:p text:style-name="P12">- <text:span text:style-name="T10">Matlab, R</text:span></text:p>
      <text:p text:style-name="P12"><text:s text:c="8"/><text:span text:style-name="T4">No experiences, but very motivated to learn them as they are exceptional in numerical computation. </text:span></text:p>
      <text:p text:style-name="P12"/>
      <text:p text:style-name="P12"><text:span text:style-name="T10">- UNIX and open-source projects</text:span></text:p>
      <text:p text:style-name="P12"><text:s text:c="8"/><text:span text:style-name="T4">Linux is another OS I used in daily life. I use ubuntu 14.0.4, and many other open source projects, including python3, Netbeans, Eclipse, and Nodejs , etc. </text:span></text:p>
      <text:p text:style-name="P12"/>
      <text:p text:style-name="P12"><text:span text:style-name="T10">- Web development html, php, css …</text:span></text:p>
      <text:p text:style-name="P12"><text:s text:c="8"/><text:span text:style-name="T4">Familiar with html, css and javascript, <text:s/>wrote some simple php scripts for learning purpose. Knowledge of Jquery , nodejs and expressjs. </text:span></text:p>
      <text:p text:style-name="P12"/>
      <text:p text:style-name="P13"><text:soft-page-break/><text:span text:style-name="T10">8. </text:span>More about myself</text:p>
      <text:p text:style-name="P12"><text:span text:style-name="T4"><text:s text:c="6"/>During my graduate studies ( one and a half now ) <text:s/>my major focus is to establish the high level understanding of the relationships among different areas in computer science. Such that, I chose Java to learn the OO paradigms and gain insights in design patterns. <text:s/>I chose web development to integrate the language, database, cryptography and network communication knowledge. Knowledges <text:s/>are very dynamic , but rules are more stable. With the guidances of the rules, knowledge can be acquired much more efficiently. Now, with the knowledge and experiences mostly obtained from school, I wish to get the real opportunities to testify and practice them. </text:span></text:p>
      <text:p text:style-name="P12"/>
      <text:p text:style-name="P3">[<text:span text:style-name="T11">2</text:span>] <text:span text:style-name="T11">Logic</text:span></text:p>
      <text:p text:style-name="P3"/>
      <text:p text:style-name="P6">1. <text:span text:style-name="T1">(c)</text:span></text:p>
      <text:p text:style-name="P6"/>
      <text:p text:style-name="P6">2. <text:span text:style-name="T1">(d)</text:span></text:p>
      <text:p text:style-name="P6"/>
      <text:p text:style-name="P6">3. <text:span text:style-name="T1">You have to check the smallest set [ lily, fox]</text:span></text:p>
      <text:p text:style-name="P6"/>
      <text:p text:style-name="P6">4. <text:s/><text:span text:style-name="T5">(e)</text:span></text:p>
      <text:p text:style-name="P6"/>
      <text:p text:style-name="P7">5. <text:s/><text:span text:style-name="T1">(f)</text:span></text:p>
      <text:p text:style-name="P7"/>
      <text:p text:style-name="P4">[<text:span text:style-name="T12">3</text:span>] <text:s/><text:span text:style-name="T12">Risk</text:span></text:p>
      <text:p text:style-name="P4"/>
      <text:p text:style-name="P5"><text:span text:style-name="T13">1. <text:s/></text:span><text:span text:style-name="T6">No.</text:span></text:p>
      <text:p text:style-name="P5"><text:span text:style-name="T6">E is the long-run average, <text:s/></text:span><text:span text:style-name="T7">which means you have to play many rounds to get close to the value. <text:s/></text:span><text:span text:style-name="T6"><text:s/></text:span><text:span text:style-name="T7">Even E is positive, if the variance is too large, you may lose a lot in one round. Thus, a rational player will consider more to decide to play or not. </text:span></text:p>
      <text:p text:style-name="P5"/>
      <text:p text:style-name="P8">2<text:span text:style-name="T1">. <text:s/>Yes.</text:span></text:p>
      <text:p text:style-name="P8"><text:span text:style-name="T1">Standard deviation </text:span><text:span text:style-name="T8">is a good indication of how the outcome could spread out. Smaller value is correlated with less risk.</text:span></text:p>
      <text:p text:style-name="P8"/>
      <text:p text:style-name="P9">3. <text:span text:style-name="T1"><text:s/>If E is very high and SD is low, I may play.</text:span></text:p>
      <text:p text:style-name="P9"/>
      <text:p text:style-name="P9"><text:span text:style-name="T1"/></text:p>
      <text:p text:style-name="P8"><text:span text:style-name="T1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8:57:12.759213937</meta:creation-date>
    <dc:date>2016-05-13T17:59:51.943974423</dc:date>
    <meta:editing-duration>PT21H55M5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60" meta:word-count="614" meta:character-count="4107" meta:non-whitespace-character-count="3001"/>
  </office:meta>
</office:document-meta>
</file>